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299in"/>
    </style:style>
    <style:style style:name="co3" style:family="table-column">
      <style:table-column-properties fo:break-before="auto" style:column-width="1.1319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075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7146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e6e6ff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row table:style-name="ro2">
          <table:table-cell table:style-name="ce1" office:value-type="string" calcext:value-type="string" table:number-columns-spanned="2" table:number-rows-spanned="1">
            <text:p>Bill of materials for Temperature Controller V1.1</text:p>
          </table:table-cell>
          <table:covered-table-cell/>
          <table:table-cell table:number-columns-repeated="7"/>
        </table:table-row>
        <table:table-row table:style-name="ro3">
          <table:table-cell table:style-name="ce2" office:value-type="string" calcext:value-type="string" table:number-columns-spanned="2" table:number-rows-spanned="1">
            <text:p>Instructions for use; Modify the 'number to order' variable to generate a list of product IDs to use for the below part sources. Blue cells are automatically generated.</text:p>
          </table:table-cell>
          <table:covered-table-cell/>
          <table:table-cell table:number-columns-repeated="7"/>
        </table:table-row>
        <table:table-row table:style-name="ro2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Parts per unit</text:p>
          </table:table-cell>
          <table:table-cell table:style-name="ce1" office:value-type="string" calcext:value-type="string" table:number-columns-spanned="2" table:number-rows-spanned="1">
            <text:p>Source</text:p>
          </table:table-cell>
          <table:covered-table-cell/>
          <table:table-cell table:number-columns-repeated="3"/>
          <table:table-cell office:value-type="string" calcext:value-type="string">
            <text:p>Raw product ID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<text:a xlink:href="http://www.microkit.se/" xlink:type="simple">www.microkit.se</text:a></text:p>
          </table:table-cell>
          <table:table-cell office:value-type="string" calcext:value-type="string">
            <text:p><text:a xlink:href="http://www.farnell.com/" xlink:type="simple">www.farnell.com</text:a></text:p>
          </table:table-cell>
          <table:table-cell table:number-columns-repeated="3"/>
          <table:table-cell office:value-type="string" calcext:value-type="string">
            <text:p>Farnell</text:p>
          </table:table-cell>
          <table:table-cell/>
        </table:table-row>
        <table:table-row table:style-name="ro4">
          <table:table-cell office:value-type="string" calcext:value-type="string">
            <text:p>C1, C2, C3</text:p>
          </table:table-cell>
          <table:table-cell table:style-name="ce4" table:formula="of:=SUMPRODUCT(LEN([.$A5])-LEN(SUBSTITUTE([.$A5];&quot;,&quot;;&quot;&quot;)))+1" office:value-type="float" office:value="3" calcext:value-type="float">
            <text:p>3</text:p>
          </table:table-cell>
          <table:table-cell table:style-name="ce5" table:formula="of:=&quot;F&quot; &amp;[.$H5] &amp;&quot;+&quot;&amp;[.$B5]*[.$C$27]" office:value-type="string" office:string-value="F2320847+15" calcext:value-type="string">
            <text:p>F2320847+15</text:p>
          </table:table-cell>
          <table:table-cell table:style-name="ce5" table:formula="of:=[.$H5] &amp;&quot;, &quot;&amp;[.$B5]*[.$C$27]" office:value-type="string" office:string-value="2320847, 15" calcext:value-type="string">
            <text:p>2320847, 15</text:p>
          </table:table-cell>
          <table:table-cell table:number-columns-repeated="3"/>
          <table:table-cell table:style-name="ce7" office:value-type="float" office:value="2320847" calcext:value-type="float">
            <text:p>2320847</text:p>
          </table:table-cell>
          <table:table-cell/>
        </table:table-row>
        <table:table-row table:style-name="ro4">
          <table:table-cell office:value-type="string" calcext:value-type="string">
            <text:p>C8</text:p>
          </table:table-cell>
          <table:table-cell table:style-name="ce4" table:formula="of:=SUMPRODUCT(LEN([.$A6])-LEN(SUBSTITUTE([.$A6];&quot;,&quot;;&quot;&quot;)))+1" office:value-type="float" office:value="1" calcext:value-type="float">
            <text:p>1</text:p>
          </table:table-cell>
          <table:table-cell table:style-name="ce5" table:formula="of:=&quot;F&quot; &amp;[.$H6] &amp;&quot;+&quot;&amp;[.$B6]*[.$C$27]" office:value-type="string" office:string-value="F1856515+5" calcext:value-type="string">
            <text:p>F1856515+5</text:p>
          </table:table-cell>
          <table:table-cell table:style-name="ce5" table:formula="of:=[.$H6] &amp;&quot;, &quot;&amp;[.$B6]*[.$C$27]" office:value-type="string" office:string-value="1856515, 5" calcext:value-type="string">
            <text:p>1856515, 5</text:p>
          </table:table-cell>
          <table:table-cell table:number-columns-repeated="3"/>
          <table:table-cell table:style-name="ce7" office:value-type="float" office:value="1856515" calcext:value-type="float">
            <text:p>1856515</text:p>
          </table:table-cell>
          <table:table-cell/>
        </table:table-row>
        <table:table-row table:style-name="ro4">
          <table:table-cell office:value-type="string" calcext:value-type="string">
            <text:p>C4, C5, C6, C7</text:p>
          </table:table-cell>
          <table:table-cell table:style-name="ce4" table:formula="of:=SUMPRODUCT(LEN([.$A7])-LEN(SUBSTITUTE([.$A7];&quot;,&quot;;&quot;&quot;)))+1" office:value-type="float" office:value="4" calcext:value-type="float">
            <text:p>4</text:p>
          </table:table-cell>
          <table:table-cell table:style-name="ce5" table:formula="of:=&quot;F&quot; &amp;[.$H7] &amp;&quot;+&quot;&amp;[.$B7]*[.$C$27]" office:value-type="string" office:string-value="F1797017+20" calcext:value-type="string">
            <text:p>F1797017+20</text:p>
          </table:table-cell>
          <table:table-cell table:style-name="ce5" table:formula="of:=[.$H7] &amp;&quot;, &quot;&amp;[.$B7]*[.$C$27]" office:value-type="string" office:string-value="1797017, 20" calcext:value-type="string">
            <text:p>1797017, 20</text:p>
          </table:table-cell>
          <table:table-cell table:number-columns-repeated="3"/>
          <table:table-cell table:style-name="ce7" office:value-type="float" office:value="1797017" calcext:value-type="float">
            <text:p>1797017</text:p>
          </table:table-cell>
          <table:table-cell/>
        </table:table-row>
        <table:table-row table:style-name="ro4">
          <table:table-cell office:value-type="string" calcext:value-type="string">
            <text:p>D1, D3</text:p>
          </table:table-cell>
          <table:table-cell table:style-name="ce4" table:formula="of:=SUMPRODUCT(LEN([.$A8])-LEN(SUBSTITUTE([.$A8];&quot;,&quot;;&quot;&quot;)))+1" office:value-type="float" office:value="2" calcext:value-type="float">
            <text:p>2</text:p>
          </table:table-cell>
          <table:table-cell table:style-name="ce5" table:formula="of:=&quot;F&quot; &amp;[.$H8] &amp;&quot;+&quot;&amp;[.$B8]*[.$C$27]" office:value-type="string" office:string-value="F8737525+10" calcext:value-type="string">
            <text:p>F8737525+10</text:p>
          </table:table-cell>
          <table:table-cell table:style-name="ce5" table:formula="of:=[.$H8] &amp;&quot;, &quot;&amp;[.$B8]*[.$C$27]" office:value-type="string" office:string-value="8737525, 10" calcext:value-type="string">
            <text:p>8737525, 10</text:p>
          </table:table-cell>
          <table:table-cell table:number-columns-repeated="3"/>
          <table:table-cell table:style-name="ce7" office:value-type="float" office:value="8737525" calcext:value-type="float">
            <text:p>8737525</text:p>
          </table:table-cell>
          <table:table-cell/>
        </table:table-row>
        <table:table-row table:style-name="ro4">
          <table:table-cell office:value-type="string" calcext:value-type="string">
            <text:p>D4, D5</text:p>
          </table:table-cell>
          <table:table-cell table:style-name="ce4" table:formula="of:=SUMPRODUCT(LEN([.$A9])-LEN(SUBSTITUTE([.$A9];&quot;,&quot;;&quot;&quot;)))+1" office:value-type="float" office:value="2" calcext:value-type="float">
            <text:p>2</text:p>
          </table:table-cell>
          <table:table-cell table:style-name="ce5" table:formula="of:=&quot;F&quot; &amp;[.$H9] &amp;&quot;+&quot;&amp;[.$B9]*[.$C$27]" office:value-type="string" office:string-value="F9803548+10" calcext:value-type="string">
            <text:p>F9803548+10</text:p>
          </table:table-cell>
          <table:table-cell table:style-name="ce5" table:formula="of:=[.$H9] &amp;&quot;, &quot;&amp;[.$B9]*[.$C$27]" office:value-type="string" office:string-value="9803548, 10" calcext:value-type="string">
            <text:p>9803548, 10</text:p>
          </table:table-cell>
          <table:table-cell table:number-columns-repeated="3"/>
          <table:table-cell table:style-name="ce7" office:value-type="float" office:value="9803548" calcext:value-type="float">
            <text:p>9803548</text:p>
          </table:table-cell>
          <table:table-cell/>
        </table:table-row>
        <table:table-row table:style-name="ro4">
          <table:table-cell office:value-type="string" calcext:value-type="string">
            <text:p>DISP1, DISP2, DISP3</text:p>
          </table:table-cell>
          <table:table-cell table:style-name="ce4" table:formula="of:=SUMPRODUCT(LEN([.$A10])-LEN(SUBSTITUTE([.$A10];&quot;,&quot;;&quot;&quot;)))+1" office:value-type="float" office:value="3" calcext:value-type="float">
            <text:p>3</text:p>
          </table:table-cell>
          <table:table-cell table:style-name="ce5" table:formula="of:=&quot;F&quot; &amp;[.$H10] &amp;&quot;+&quot;&amp;[.$B10]*[.$C$27]" office:value-type="string" office:string-value="F2001750+15" calcext:value-type="string">
            <text:p>F2001750+15</text:p>
          </table:table-cell>
          <table:table-cell table:style-name="ce5" table:formula="of:=[.$H10] &amp;&quot;, &quot;&amp;[.$B10]*[.$C$27]" office:value-type="string" office:string-value="2001750, 15" calcext:value-type="string">
            <text:p>2001750, 15</text:p>
          </table:table-cell>
          <table:table-cell table:number-columns-repeated="3"/>
          <table:table-cell table:style-name="ce7" office:value-type="float" office:value="2001750" calcext:value-type="float">
            <text:p>2001750</text:p>
          </table:table-cell>
          <table:table-cell/>
        </table:table-row>
        <table:table-row table:style-name="ro4">
          <table:table-cell office:value-type="string" calcext:value-type="string">
            <text:p>IC1</text:p>
          </table:table-cell>
          <table:table-cell table:style-name="ce4" table:formula="of:=SUMPRODUCT(LEN([.$A11])-LEN(SUBSTITUTE([.$A11];&quot;,&quot;;&quot;&quot;)))+1" office:value-type="float" office:value="1" calcext:value-type="float">
            <text:p>1</text:p>
          </table:table-cell>
          <table:table-cell table:style-name="ce5" table:formula="of:=&quot;F&quot; &amp;[.$H11] &amp;&quot;+&quot;&amp;[.$B11]*[.$C$27]" office:value-type="string" office:string-value="F2327709+5" calcext:value-type="string">
            <text:p>F2327709+5</text:p>
          </table:table-cell>
          <table:table-cell table:style-name="ce5" table:formula="of:=[.$H11] &amp;&quot;, &quot;&amp;[.$B11]*[.$C$27]" office:value-type="string" office:string-value="2327709, 5" calcext:value-type="string">
            <text:p>2327709, 5</text:p>
          </table:table-cell>
          <table:table-cell table:number-columns-repeated="3"/>
          <table:table-cell table:style-name="ce7" office:value-type="float" office:value="2327709" calcext:value-type="float">
            <text:p>2327709</text:p>
          </table:table-cell>
          <table:table-cell/>
        </table:table-row>
        <table:table-row table:style-name="ro4">
          <table:table-cell office:value-type="string" calcext:value-type="string">
            <text:p>IC2</text:p>
          </table:table-cell>
          <table:table-cell table:style-name="ce4" table:formula="of:=SUMPRODUCT(LEN([.$A12])-LEN(SUBSTITUTE([.$A12];&quot;,&quot;;&quot;&quot;)))+1" office:value-type="float" office:value="1" calcext:value-type="float">
            <text:p>1</text:p>
          </table:table-cell>
          <table:table-cell table:style-name="ce5" table:formula="of:=&quot;F&quot; &amp;[.$H12] &amp;&quot;+&quot;&amp;[.$B12]*[.$C$27]" office:value-type="string" office:string-value="F1426202+5" calcext:value-type="string">
            <text:p>F1426202+5</text:p>
          </table:table-cell>
          <table:table-cell table:style-name="ce5" table:formula="of:=[.$H12] &amp;&quot;, &quot;&amp;[.$B12]*[.$C$27]" office:value-type="string" office:string-value="1426202, 5" calcext:value-type="string">
            <text:p>1426202, 5</text:p>
          </table:table-cell>
          <table:table-cell table:number-columns-repeated="3"/>
          <table:table-cell table:style-name="ce7" office:value-type="float" office:value="1426202" calcext:value-type="float">
            <text:p>1426202</text:p>
          </table:table-cell>
          <table:table-cell/>
        </table:table-row>
        <table:table-row table:style-name="ro4">
          <table:table-cell office:value-type="string" calcext:value-type="string">
            <text:p>IC4</text:p>
          </table:table-cell>
          <table:table-cell table:style-name="ce4" table:formula="of:=SUMPRODUCT(LEN([.$A13])-LEN(SUBSTITUTE([.$A13];&quot;,&quot;;&quot;&quot;)))+1" office:value-type="float" office:value="1" calcext:value-type="float">
            <text:p>1</text:p>
          </table:table-cell>
          <table:table-cell table:style-name="ce5" table:formula="of:=&quot;F&quot; &amp;[.$H13] &amp;&quot;+&quot;&amp;[.$B13]*[.$C$27]" office:value-type="string" office:string-value="F2295277+5" calcext:value-type="string">
            <text:p>F2295277+5</text:p>
          </table:table-cell>
          <table:table-cell table:style-name="ce5" table:formula="of:=[.$H13] &amp;&quot;, &quot;&amp;[.$B13]*[.$C$27]" office:value-type="string" office:string-value="2295277, 5" calcext:value-type="string">
            <text:p>2295277, 5</text:p>
          </table:table-cell>
          <table:table-cell table:number-columns-repeated="3"/>
          <table:table-cell table:style-name="ce7" office:value-type="float" office:value="2295277" calcext:value-type="float">
            <text:p>2295277</text:p>
          </table:table-cell>
          <table:table-cell/>
        </table:table-row>
        <table:table-row table:style-name="ro4">
          <table:table-cell office:value-type="string" calcext:value-type="string">
            <text:p>J1</text:p>
          </table:table-cell>
          <table:table-cell table:style-name="ce4" table:formula="of:=SUMPRODUCT(LEN([.$A14])-LEN(SUBSTITUTE([.$A14];&quot;,&quot;;&quot;&quot;)))+1" office:value-type="float" office:value="1" calcext:value-type="float">
            <text:p>1</text:p>
          </table:table-cell>
          <table:table-cell table:style-name="ce5" table:formula="of:=&quot;F&quot; &amp;[.$H14] &amp;&quot;+&quot;&amp;[.$B14]*[.$C$27]" office:value-type="string" office:string-value="F1593440+5" calcext:value-type="string">
            <text:p>F1593440+5</text:p>
          </table:table-cell>
          <table:table-cell table:style-name="ce5" table:formula="of:=[.$H14] &amp;&quot;, &quot;&amp;[.$B14]*[.$C$27]" office:value-type="string" office:string-value="1593440, 5" calcext:value-type="string">
            <text:p>1593440, 5</text:p>
          </table:table-cell>
          <table:table-cell table:number-columns-repeated="3"/>
          <table:table-cell table:style-name="ce7" office:value-type="float" office:value="1593440" calcext:value-type="float">
            <text:p>1593440</text:p>
          </table:table-cell>
          <table:table-cell/>
        </table:table-row>
        <table:table-row table:style-name="ro4">
          <table:table-cell office:value-type="string" calcext:value-type="string">
            <text:p>JP1</text:p>
          </table:table-cell>
          <table:table-cell table:style-name="ce4" table:formula="of:=SUMPRODUCT(LEN([.$A15])-LEN(SUBSTITUTE([.$A15];&quot;,&quot;;&quot;&quot;)))+1" office:value-type="float" office:value="1" calcext:value-type="float">
            <text:p>1</text:p>
          </table:table-cell>
          <table:table-cell table:style-name="ce5" table:formula="of:=&quot;F&quot; &amp;[.$H15] &amp;&quot;+&quot;&amp;[.$B15]*[.$C$27]" office:value-type="string" office:string-value="F3417657+5" calcext:value-type="string">
            <text:p>F3417657+5</text:p>
          </table:table-cell>
          <table:table-cell table:style-name="ce5" table:formula="of:=[.$H15] &amp;&quot;, &quot;&amp;[.$B15]*[.$C$27]" office:value-type="string" office:string-value="3417657, 5" calcext:value-type="string">
            <text:p>3417657, 5</text:p>
          </table:table-cell>
          <table:table-cell table:number-columns-repeated="3"/>
          <table:table-cell table:style-name="ce7" office:value-type="float" office:value="3417657" calcext:value-type="float">
            <text:p>3417657</text:p>
          </table:table-cell>
          <table:table-cell/>
        </table:table-row>
        <table:table-row table:style-name="ro4">
          <table:table-cell office:value-type="string" calcext:value-type="string">
            <text:p>JP2/JP3</text:p>
          </table:table-cell>
          <table:table-cell table:style-name="ce4" table:formula="of:=SUMPRODUCT(LEN([.$A16])-LEN(SUBSTITUTE([.$A16];&quot;,&quot;;&quot;&quot;)))+1" office:value-type="float" office:value="1" calcext:value-type="float">
            <text:p>1</text:p>
          </table:table-cell>
          <table:table-cell table:style-name="ce5" table:formula="of:=&quot;F&quot; &amp;[.$H16] &amp;&quot;+&quot;&amp;[.$B16]*[.$C$27]" office:value-type="string" office:string-value="F1593443+5" calcext:value-type="string">
            <text:p>F1593443+5</text:p>
          </table:table-cell>
          <table:table-cell table:style-name="ce5" table:formula="of:=[.$H16] &amp;&quot;, &quot;&amp;[.$B16]*[.$C$27]" office:value-type="string" office:string-value="1593443, 5" calcext:value-type="string">
            <text:p>1593443, 5</text:p>
          </table:table-cell>
          <table:table-cell table:number-columns-repeated="3"/>
          <table:table-cell table:style-name="ce7" office:value-type="float" office:value="1593443" calcext:value-type="float">
            <text:p>1593443</text:p>
          </table:table-cell>
          <table:table-cell table:style-name="ce8"/>
        </table:table-row>
        <table:table-row table:style-name="ro4">
          <table:table-cell office:value-type="string" calcext:value-type="string">
            <text:p>L1</text:p>
          </table:table-cell>
          <table:table-cell table:style-name="ce4" table:formula="of:=SUMPRODUCT(LEN([.$A17])-LEN(SUBSTITUTE([.$A17];&quot;,&quot;;&quot;&quot;)))+1" office:value-type="float" office:value="1" calcext:value-type="float">
            <text:p>1</text:p>
          </table:table-cell>
          <table:table-cell table:style-name="ce5" table:formula="of:=&quot;F&quot; &amp;[.$H17] &amp;&quot;+&quot;&amp;[.$B17]*[.$C$27]" office:value-type="string" office:string-value="F1636481+5" calcext:value-type="string">
            <text:p>F1636481+5</text:p>
          </table:table-cell>
          <table:table-cell table:style-name="ce5" table:formula="of:=[.$H17] &amp;&quot;, &quot;&amp;[.$B17]*[.$C$27]" office:value-type="string" office:string-value="1636481, 5" calcext:value-type="string">
            <text:p>1636481, 5</text:p>
          </table:table-cell>
          <table:table-cell table:number-columns-repeated="3"/>
          <table:table-cell table:style-name="ce7" office:value-type="float" office:value="1636481" calcext:value-type="float">
            <text:p>1636481</text:p>
          </table:table-cell>
          <table:table-cell/>
        </table:table-row>
        <table:table-row table:style-name="ro4">
          <table:table-cell office:value-type="string" calcext:value-type="string">
            <text:p>R1</text:p>
          </table:table-cell>
          <table:table-cell table:style-name="ce4" table:formula="of:=SUMPRODUCT(LEN([.$A18])-LEN(SUBSTITUTE([.$A18];&quot;,&quot;;&quot;&quot;)))+1" office:value-type="float" office:value="1" calcext:value-type="float">
            <text:p>1</text:p>
          </table:table-cell>
          <table:table-cell table:style-name="ce5" table:formula="of:=&quot;F&quot; &amp;[.$H18] &amp;&quot;+&quot;&amp;[.$B18]*[.$C$27]" office:value-type="string" office:string-value="F1469807+5" calcext:value-type="string">
            <text:p>F1469807+5</text:p>
          </table:table-cell>
          <table:table-cell table:style-name="ce5" table:formula="of:=[.$H18] &amp;&quot;, &quot;&amp;[.$B18]*[.$C$27]" office:value-type="string" office:string-value="1469807, 5" calcext:value-type="string">
            <text:p>1469807, 5</text:p>
          </table:table-cell>
          <table:table-cell table:number-columns-repeated="3"/>
          <table:table-cell table:style-name="ce7" office:value-type="float" office:value="1469807" calcext:value-type="float">
            <text:p>1469807</text:p>
          </table:table-cell>
          <table:table-cell/>
        </table:table-row>
        <table:table-row table:style-name="ro4">
          <table:table-cell office:value-type="string" calcext:value-type="string">
            <text:p>R2</text:p>
          </table:table-cell>
          <table:table-cell table:style-name="ce4" table:formula="of:=SUMPRODUCT(LEN([.$A19])-LEN(SUBSTITUTE([.$A19];&quot;,&quot;;&quot;&quot;)))+1" office:value-type="float" office:value="1" calcext:value-type="float">
            <text:p>1</text:p>
          </table:table-cell>
          <table:table-cell table:style-name="ce5" table:formula="of:=&quot;F&quot; &amp;[.$H19] &amp;&quot;+&quot;&amp;[.$B19]*[.$C$27]" office:value-type="string" office:string-value="F2138552+5" calcext:value-type="string">
            <text:p>F2138552+5</text:p>
          </table:table-cell>
          <table:table-cell table:style-name="ce5" table:formula="of:=[.$H19] &amp;&quot;, &quot;&amp;[.$B19]*[.$C$27]" office:value-type="string" office:string-value="2138552, 5" calcext:value-type="string">
            <text:p>2138552, 5</text:p>
          </table:table-cell>
          <table:table-cell table:number-columns-repeated="3"/>
          <table:table-cell table:style-name="ce7" office:value-type="float" office:value="2138552" calcext:value-type="float">
            <text:p>2138552</text:p>
          </table:table-cell>
          <table:table-cell/>
        </table:table-row>
        <table:table-row table:style-name="ro4">
          <table:table-cell office:value-type="string" calcext:value-type="string">
            <text:p>RN1, RN5</text:p>
          </table:table-cell>
          <table:table-cell table:style-name="ce4" table:formula="of:=SUMPRODUCT(LEN([.$A20])-LEN(SUBSTITUTE([.$A20];&quot;,&quot;;&quot;&quot;)))+1" office:value-type="float" office:value="2" calcext:value-type="float">
            <text:p>2</text:p>
          </table:table-cell>
          <table:table-cell table:style-name="ce5" table:formula="of:=&quot;F&quot; &amp;[.$H20] &amp;&quot;+&quot;&amp;[.$B20]*[.$C$27]" office:value-type="string" office:string-value="F1770133+10" calcext:value-type="string">
            <text:p>F1770133+10</text:p>
          </table:table-cell>
          <table:table-cell table:style-name="ce5" table:formula="of:=[.$H20] &amp;&quot;, &quot;&amp;[.$B20]*[.$C$27]" office:value-type="string" office:string-value="1770133, 10" calcext:value-type="string">
            <text:p>1770133, 10</text:p>
          </table:table-cell>
          <table:table-cell table:number-columns-repeated="3"/>
          <table:table-cell table:style-name="ce7" office:value-type="float" office:value="1770133" calcext:value-type="float">
            <text:p>1770133</text:p>
          </table:table-cell>
          <table:table-cell/>
        </table:table-row>
        <table:table-row table:style-name="ro4">
          <table:table-cell office:value-type="string" calcext:value-type="string">
            <text:p>RN2, RN3</text:p>
          </table:table-cell>
          <table:table-cell table:style-name="ce4" table:formula="of:=SUMPRODUCT(LEN([.$A21])-LEN(SUBSTITUTE([.$A21];&quot;,&quot;;&quot;&quot;)))+1" office:value-type="float" office:value="2" calcext:value-type="float">
            <text:p>2</text:p>
          </table:table-cell>
          <table:table-cell table:style-name="ce5" table:formula="of:=&quot;F&quot; &amp;[.$H21] &amp;&quot;+&quot;&amp;[.$B21]*[.$C$27]" office:value-type="string" office:string-value="F1770132+10" calcext:value-type="string">
            <text:p>F1770132+10</text:p>
          </table:table-cell>
          <table:table-cell table:style-name="ce5" table:formula="of:=[.$H21] &amp;&quot;, &quot;&amp;[.$B21]*[.$C$27]" office:value-type="string" office:string-value="1770132, 10" calcext:value-type="string">
            <text:p>1770132, 10</text:p>
          </table:table-cell>
          <table:table-cell table:number-columns-repeated="3"/>
          <table:table-cell table:style-name="ce7" office:value-type="float" office:value="1770132" calcext:value-type="float">
            <text:p>1770132</text:p>
          </table:table-cell>
          <table:table-cell/>
        </table:table-row>
        <table:table-row table:style-name="ro4">
          <table:table-cell office:value-type="string" calcext:value-type="string">
            <text:p>RN4</text:p>
          </table:table-cell>
          <table:table-cell table:style-name="ce4" table:formula="of:=SUMPRODUCT(LEN([.$A22])-LEN(SUBSTITUTE([.$A22];&quot;,&quot;;&quot;&quot;)))+1" office:value-type="float" office:value="1" calcext:value-type="float">
            <text:p>1</text:p>
          </table:table-cell>
          <table:table-cell table:style-name="ce5" table:formula="of:=&quot;F&quot; &amp;[.$H22] &amp;&quot;+&quot;&amp;[.$B22]*[.$C$27]" office:value-type="string" office:string-value="F1770137+5" calcext:value-type="string">
            <text:p>F1770137+5</text:p>
          </table:table-cell>
          <table:table-cell table:style-name="ce5" table:formula="of:=[.$H22] &amp;&quot;, &quot;&amp;[.$B22]*[.$C$27]" office:value-type="string" office:string-value="1770137, 5" calcext:value-type="string">
            <text:p>1770137, 5</text:p>
          </table:table-cell>
          <table:table-cell table:number-columns-repeated="3"/>
          <table:table-cell table:style-name="ce7" office:value-type="float" office:value="1770137" calcext:value-type="float">
            <text:p>1770137</text:p>
          </table:table-cell>
          <table:table-cell/>
        </table:table-row>
        <table:table-row table:style-name="ro4">
          <table:table-cell office:value-type="string" calcext:value-type="string">
            <text:p>SW1</text:p>
          </table:table-cell>
          <table:table-cell table:style-name="ce4" table:formula="of:=SUMPRODUCT(LEN([.$A23])-LEN(SUBSTITUTE([.$A23];&quot;,&quot;;&quot;&quot;)))+1" office:value-type="float" office:value="1" calcext:value-type="float">
            <text:p>1</text:p>
          </table:table-cell>
          <table:table-cell table:style-name="ce5" table:formula="of:=&quot;F&quot; &amp;[.$H23] &amp;&quot;+&quot;&amp;[.$B23]*[.$C$27]" office:value-type="string" office:string-value="F2065076+5" calcext:value-type="string">
            <text:p>F2065076+5</text:p>
          </table:table-cell>
          <table:table-cell table:style-name="ce5" table:formula="of:=[.$H23] &amp;&quot;, &quot;&amp;[.$B23]*[.$C$27]" office:value-type="string" office:string-value="2065076, 5" calcext:value-type="string">
            <text:p>2065076, 5</text:p>
          </table:table-cell>
          <table:table-cell table:number-columns-repeated="3"/>
          <table:table-cell table:style-name="ce7" office:value-type="float" office:value="2065076" calcext:value-type="float">
            <text:p>2065076</text:p>
          </table:table-cell>
          <table:table-cell/>
        </table:table-row>
        <table:table-row table:style-name="ro6">
          <table:table-cell office:value-type="string" calcext:value-type="string">
            <text:p>X1</text:p>
          </table:table-cell>
          <table:table-cell table:style-name="ce4" table:formula="of:=SUMPRODUCT(LEN([.$A24])-LEN(SUBSTITUTE([.$A24];&quot;,&quot;;&quot;&quot;)))+1" office:value-type="float" office:value="1" calcext:value-type="float">
            <text:p>1</text:p>
          </table:table-cell>
          <table:table-cell table:style-name="ce5" table:formula="of:=[.H24]" office:value-type="string" office:string-value="MOUSER;  &#10;651-2943000" calcext:value-type="string">
            <text:p>MOUSER;  </text:p>
            <text:p>651-2943000</text:p>
          </table:table-cell>
          <table:table-cell table:style-name="ce5" table:formula="of:=[.H24]" office:value-type="string" office:string-value="MOUSER;  &#10;651-2943000" calcext:value-type="string">
            <text:p>MOUSER;  </text:p>
            <text:p>651-2943000</text:p>
          </table:table-cell>
          <table:table-cell table:number-columns-repeated="3"/>
          <table:table-cell table:style-name="ce8" office:value-type="string" calcext:value-type="string">
            <text:p>MOUSER;  </text:p>
            <text:p>651-2943000</text:p>
          </table:table-cell>
          <table:table-cell/>
        </table:table-row>
        <table:table-row table:style-name="ro6">
          <table:table-cell office:value-type="string" calcext:value-type="string">
            <text:p>X2</text:p>
          </table:table-cell>
          <table:table-cell table:style-name="ce4" table:formula="of:=SUMPRODUCT(LEN([.$A25])-LEN(SUBSTITUTE([.$A25];&quot;,&quot;;&quot;&quot;)))+1" office:value-type="float" office:value="1" calcext:value-type="float">
            <text:p>1</text:p>
          </table:table-cell>
          <table:table-cell table:style-name="ce5" table:formula="of:=[.H25]" office:value-type="string" office:string-value="MOUSER;  &#10; 651-2947132" calcext:value-type="string">
            <text:p>MOUSER;  </text:p>
            <text:p> 651-2947132</text:p>
          </table:table-cell>
          <table:table-cell table:style-name="ce5" table:formula="of:=[.H25]" office:value-type="string" office:string-value="MOUSER;  &#10; 651-2947132" calcext:value-type="string">
            <text:p>MOUSER;  </text:p>
            <text:p> 651-2947132</text:p>
          </table:table-cell>
          <table:table-cell table:number-columns-repeated="3"/>
          <table:table-cell table:style-name="ce8" office:value-type="string" calcext:value-type="string">
            <text:p>MOUSER;  </text:p>
            <text:p> 651-2947132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Number to order: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number-columns-repeated="6"/>
        </table:table-row>
        <table:table-row table:style-name="ro2" table:number-rows-repeated="104854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1:Sheet1.B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13:37:08.872804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2:44:16</meta:creation-date>
    <dc:date>2016-05-05T13:37:13.677509819</dc:date>
    <meta:editing-duration>PT50M13S</meta:editing-duration>
    <meta:editing-cycles>18</meta:editing-cycles>
    <meta:generator>LibreOffice/4.2.8.2$Linux_X86_64 LibreOffice_project/420m0$Build-2</meta:generator>
    <meta:document-statistic meta:table-count="3" meta:cell-count="116" meta:object-count="0"/>
  </office:meta>
</office:document-meta>
</file>